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Mono" svg:font-family="'Fira Mono'"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Fira Mono"/>
    </style:style>
    <style:style style:name="P2" style:family="paragraph" style:parent-style-name="Standard">
      <style:text-properties style:font-name="Fira Mono" fo:font-size="14pt" officeooo:paragraph-rsid="000284ac" style:font-size-asian="14pt" style:font-size-complex="14pt"/>
    </style:style>
    <style:style style:name="P3" style:family="paragraph" style:parent-style-name="Standard">
      <style:text-properties style:font-name="Fira Mono" fo:font-size="14pt" officeooo:rsid="000b3eb2" officeooo:paragraph-rsid="000334c0" style:font-size-asian="14pt" style:font-size-complex="14pt"/>
    </style:style>
    <style:style style:name="P4" style:family="paragraph" style:parent-style-name="Standard">
      <style:text-properties style:font-name="Fira Mono" fo:font-size="14pt" officeooo:rsid="000b3eb2" officeooo:paragraph-rsid="000b3eb2" style:font-size-asian="14pt" style:font-size-complex="14pt"/>
    </style:style>
    <style:style style:name="P5" style:family="paragraph" style:parent-style-name="Standard">
      <style:text-properties style:font-name="Fira Mono" fo:font-size="14pt" style:text-underline-style="solid" style:text-underline-width="auto" style:text-underline-color="font-color" fo:font-weight="bold" officeooo:rsid="000b3eb2" officeooo:paragraph-rsid="000b3eb2" style:font-size-asian="14pt" style:font-weight-asian="bold" style:font-size-complex="14pt" style:font-weight-complex="bold"/>
    </style:style>
    <style:style style:name="P6" style:family="paragraph" style:parent-style-name="Standard">
      <style:text-properties officeooo:paragraph-rsid="000284ac"/>
    </style:style>
    <style:style style:name="P7" style:family="paragraph" style:parent-style-name="Standard">
      <style:text-properties officeooo:rsid="000334c0" officeooo:paragraph-rsid="000334c0"/>
    </style:style>
    <style:style style:name="P8" style:family="paragraph" style:parent-style-name="Standard">
      <style:text-properties fo:font-size="14pt" officeooo:rsid="000b3eb2" officeooo:paragraph-rsid="000b3eb2" style:font-size-asian="14pt" style:font-size-complex="14pt"/>
    </style:style>
    <style:style style:name="P9" style:family="paragraph" style:parent-style-name="Standard">
      <style:text-properties fo:font-size="14pt" officeooo:rsid="000b3eb2" officeooo:paragraph-rsid="00107804" style:font-size-asian="14pt" style:font-size-complex="14pt"/>
    </style:style>
    <style:style style:name="P10" style:family="paragraph" style:parent-style-name="Standard">
      <style:text-properties style:font-name="Fira Mono" fo:font-size="14pt" officeooo:rsid="0010cf36" officeooo:paragraph-rsid="00107804" style:font-size-asian="14pt" style:font-size-complex="14pt"/>
    </style:style>
    <style:style style:name="P11" style:family="paragraph" style:parent-style-name="Standard">
      <style:text-properties officeooo:paragraph-rsid="0019a91e"/>
    </style:style>
    <style:style style:name="T1" style:family="text">
      <style:text-properties style:font-name="Fira Mono"/>
    </style:style>
    <style:style style:name="T2" style:family="text">
      <style:text-properties style:font-name="Fira Mono" fo:font-size="14pt" style:font-size-asian="14pt" style:font-size-complex="14pt"/>
    </style:style>
    <style:style style:name="T3" style:family="text">
      <style:text-properties style:font-name="Fira Mono" fo:font-size="14pt" officeooo:rsid="00012f8b" style:font-size-asian="14pt" style:font-size-complex="14pt"/>
    </style:style>
    <style:style style:name="T4" style:family="text">
      <style:text-properties style:font-name="Fira Mono" fo:font-size="14pt" officeooo:rsid="000284ac" style:font-size-asian="14pt" style:font-size-complex="14pt"/>
    </style:style>
    <style:style style:name="T5" style:family="text">
      <style:text-properties style:font-name="Fira Mono" fo:font-size="14pt" officeooo:rsid="0004ba63" style:font-size-asian="14pt" style:font-size-complex="14pt"/>
    </style:style>
    <style:style style:name="T6" style:family="text">
      <style:text-properties style:font-name="Fira Mono" fo:font-size="14pt" officeooo:rsid="0009d524" style:font-size-asian="14pt" style:font-size-complex="14pt"/>
    </style:style>
    <style:style style:name="T7" style:family="text">
      <style:text-properties style:font-name="Fira Mono" fo:font-size="14pt" officeooo:rsid="0013749c" style:font-size-asian="14pt" style:font-size-complex="14pt"/>
    </style:style>
    <style:style style:name="T8" style:family="text">
      <style:text-properties style:font-name="Fira Mono" fo:font-size="14pt" officeooo:rsid="0006343d" style:font-size-asian="14pt" style:font-size-complex="14pt"/>
    </style:style>
    <style:style style:name="T9" style:family="text">
      <style:text-properties style:font-name="Fira Mono" fo:font-size="14pt" officeooo:rsid="00078e9d" style:font-size-asian="14pt" style:font-size-complex="14pt"/>
    </style:style>
    <style:style style:name="T10" style:family="text">
      <style:text-properties style:font-name="Fira Mono" fo:font-size="14pt" officeooo:rsid="000b3eb2" style:font-size-asian="14pt" style:font-size-complex="14pt"/>
    </style:style>
    <style:style style:name="T11" style:family="text">
      <style:text-properties style:font-name="Fira Mono" fo:font-size="14pt" officeooo:rsid="0019a91e" style:font-size-asian="14pt" style:font-size-complex="14pt"/>
    </style:style>
    <style:style style:name="T12" style:family="text">
      <style:text-properties style:font-name="Fira Mono" fo:font-size="14pt" officeooo:rsid="00195506" style:font-size-asian="14pt" style:font-size-complex="14pt"/>
    </style:style>
    <style:style style:name="T13" style:family="text">
      <style:text-properties style:font-name="Fira Mono" fo:font-size="14pt" fo:font-weight="bold" officeooo:rsid="00012f8b" style:font-size-asian="14pt" style:font-weight-asian="bold" style:font-size-complex="14pt" style:font-weight-complex="bold"/>
    </style:style>
    <style:style style:name="T14" style:family="text">
      <style:text-properties style:font-name="Fira Mono" fo:font-size="14pt" style:text-underline-style="solid" style:text-underline-width="auto" style:text-underline-color="font-color" fo:font-weight="bold" officeooo:rsid="000b3eb2" style:font-size-asian="14pt" style:font-weight-asian="bold" style:font-size-complex="14pt" style:font-weight-complex="bold"/>
    </style:style>
    <style:style style:name="T15" style:family="text">
      <style:text-properties style:font-name="Fira Mono" fo:font-size="14pt" style:text-underline-style="solid" style:text-underline-width="auto" style:text-underline-color="font-color" fo:font-weight="bold" officeooo:rsid="0010cf36" style:font-size-asian="14pt" style:font-weight-asian="bold" style:font-size-complex="14pt" style:font-weight-complex="bold"/>
    </style:style>
    <style:style style:name="T16" style:family="text">
      <style:text-properties style:font-name="Fira Mono" style:text-underline-style="solid" style:text-underline-width="auto" style:text-underline-color="font-color" fo:font-weight="bold" style:font-weight-asian="bold" style:font-weight-complex="bold"/>
    </style:style>
    <style:style style:name="T17" style:family="text">
      <style:text-properties style:font-name="Fira Mono" officeooo:rsid="0013749c"/>
    </style:style>
    <style:style style:name="T18" style:family="text">
      <style:text-properties style:font-name="Fira Mono" officeooo:rsid="000d4e38"/>
    </style:style>
    <style:style style:name="T19" style:family="text">
      <style:text-properties style:font-name="Fira Mono" officeooo:rsid="000cd676"/>
    </style:style>
    <style:style style:name="T20" style:family="text">
      <style:text-properties style:font-name="Fira Mono" officeooo:rsid="000e896f"/>
    </style:style>
    <style:style style:name="T21" style:family="text">
      <style:text-properties style:font-name="Fira Mono" officeooo:rsid="00107804"/>
    </style:style>
    <style:style style:name="T22" style:family="text">
      <style:text-properties style:font-name="Fira Mono" officeooo:rsid="00120e71"/>
    </style:style>
    <style:style style:name="T23" style:family="text">
      <style:text-properties style:font-name="Fira Mono" officeooo:rsid="0010cf36"/>
    </style:style>
    <style:style style:name="T24"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25" style:family="text">
      <style:text-properties fo:font-size="18pt" style:text-underline-style="solid" style:text-underline-width="auto" style:text-underline-color="font-color" fo:font-weight="bold" officeooo:rsid="00012f8b" style:font-size-asian="18pt" style:font-weight-asian="bold" style:font-size-complex="18pt"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5">The Risk of </text:span><text:span text:style-name="T24">Bluetooth enabled devices.</text:span></text:p>
      <text:p text:style-name="P6"><text:span text:style-name="T2">An assortment of new devices are equipped with Bluetooth and more specifically Bluetooth low energy a new implementation of Bluetooth to allow longer range low power mesh <text:s/>communication </text:span><text:span text:style-name="T3">(</text:span><text:a xlink:type="simple" xlink:href="https://www.ncbi.nlm.nih.gov/pmc/articles/PMC3478807/#__sec16title" text:style-name="Internet_20_link" text:visited-style-name="Visited_20_Internet_20_Link"><text:span text:style-name="T3">https://www.ncbi.nlm.nih.gov/pmc/articles/PMC3478807/#__sec16title</text:span></text:a><text:span text:style-name="T3">)</text:span><text:span text:style-name="T2">. This poses a</text:span><text:span text:style-name="T3">n unprecedentedly</text:span><text:span text:style-name="T2"> massive security risk because Bluetooth has routinely proven to be vulnerable to many exploits </text:span><text:span text:style-name="T4">(</text:span><text:a xlink:type="simple" xlink:href="https://google.github.io/security-research/pocs/linux/bleedingtooth/writeup.html" text:style-name="Internet_20_link" text:visited-style-name="Visited_20_Internet_20_Link"><text:span text:style-name="T4">https://google.github.io/security-research/pocs/linux/bleedingtooth/writeup.html</text:span></text:a><text:span text:style-name="T4">)</text:span><text:span text:style-name="T2"> and </text:span><text:span text:style-name="T3">not to mention that</text:span><text:span text:style-name="T2"> many Bluetooth enabled products never receive software updates to solve these well documented vulnerabilities. This could allow an attacker to create a Bluetooth worm, that could </text:span><text:span text:style-name="T3">compromise</text:span><text:span text:style-name="T2"> most devices in a city by crawling from Bluetooth enabled device to Bluetooth enabled device eventually infiltrating into corporate networks through: smart watches, wearables, Bluetooth speakers or any other Bluetooth enabled device. This could allow an attacker </text:span><text:span text:style-name="T13">permanent</text:span><text:span text:style-name="T2"> access to internal networks as we do not have the ability to re flash, reformat or control the vast majority of </text:span><text:span text:style-name="T3">these</text:span><text:span text:style-name="T2"> Bluetooth devices.</text:span></text:p>
      <text:p text:style-name="P2"/>
      <text:p text:style-name="P7"><text:span text:style-name="T2">Faraday cages in combination with strict </text:span><text:span text:style-name="T5">checking of Bluetooth enabled devices entering sensitive areas (ineffective due to human error and does not protect from off band non Bluetooth spread)<text:line-break/><text:line-break/></text:span><text:span text:style-name="T14">Mitigation</text:span><text:span text:style-name="T6"><text:line-break/></text:span><text:span text:style-name="T7">Mitigation of this threat requires a</text:span><text:span text:style-name="T6"> holistic approach such as </text:span><text:span text:style-name="T5">Bluetooth and </text:span><text:span text:style-name="T6">preferably </text:span><text:span text:style-name="T8">WiFi </text:span><text:span text:style-name="T5">jamming </text:span><text:span text:style-name="T8">inside of Faraday cage </text:span><text:span text:style-name="T9">rooms</text:span><text:span text:style-name="T5"> along with strict access control on USB and other connection methods </text:span><text:span text:style-name="T9">to prevent infected devices in secured zones from being connected to secured computers and other devices. This should handle the information technology side of this threat with reasonable effectivenes</text:span><text:span text:style-name="T6">s. However this still allows for attack vectors such as smartphones that are no longer being provided software updates by the manufacturer to gain access to sensitive data through cameras, microphones and other information acquired through all of their sensors. </text:span><text:span text:style-name="T10">(</text:span><text:a xlink:type="simple" xlink:href="https://sigmobile.org/mobicom/2015/papers/p90-aliA.pdf" text:style-name="Internet_20_link" text:visited-style-name="Visited_20_Internet_20_Link"><text:span text:style-name="T10">https://sigmobile.org/mobicom/2015/papers/p90-aliA.pdf</text:span></text:a><text:span text:style-name="T10">)</text:span></text:p>
      <text:p text:style-name="P3"><text:soft-page-break/></text:p>
      <text:p text:style-name="P5">Detection</text:p>
      <text:p text:style-name="P8"><text:span text:style-name="T18">Wireless d</text:span><text:span text:style-name="T1">etection is </text:span><text:span text:style-name="T19">in this current environment is completely infeasible </text:span><text:span text:style-name="T17">as</text:span><text:span text:style-name="T1"> we do not have access or control over most Bluetooth devices and </text:span><text:span text:style-name="T19">malicious communication between devices can be trivially hidden from view. </text:span><text:span text:style-name="T18">A moderately competent attacker would also be able to prevent devices from showing obvious signs of infection such as a device exhibiting strange or unexpected behavior. The only feasible measure for detection would be a very long range Bluetooth snooping device monitoring Bluetooth traffic </text:span><text:span text:style-name="T20">and doing some <text:s/>very advanced pattern recognition to detect possibly compromised devices; but this strategy does not mix well with most mitigation strategies and is currently prohibitively expensive.</text:span></text:p>
      <text:p text:style-name="P4"/>
      <text:p text:style-name="P9"><text:span text:style-name="T16">Prevention</text:span><text:span text:style-name="T1"><text:line-break/></text:span><text:span text:style-name="T20">As I have mentioned throughout this document the the primary issue with these Bluetooth enabled devices is that they allow permanent access into our networks </text:span><text:span text:style-name="T21">through our</text:span><text:span text:style-name="T20"> lack of access and control over these devices </text:span><text:span text:style-name="T21">as we aren't able to remediate t</text:span><text:span text:style-name="T17">heir security issues</text:span><text:span text:style-name="T21">. The solution to th</text:span><text:span text:style-name="T22">is issue</text:span><text:span text:style-name="T21"> is long term, competent, truly lifetime support and software updates for these devices. Unfortunately Manufacturers are unwilling to provide the long term often ten to forty year support required; </text:span><text:span text:style-name="T23">due to the </text:span><text:span text:style-name="T17">astronomical</text:span><text:span text:style-name="T23"> ongoing costs that this </text:span><text:span text:style-name="T17">would</text:span><text:span text:style-name="T23"> </text:span><text:span text:style-name="T17">entails</text:span><text:span text:style-name="T23">. As such the fundamental solution to this problem is open source firmware for these devices so that we have the ability to monitor and fix the</text:span><text:span text:style-name="T17">se</text:span><text:span text:style-name="T23"> glaring vulnerabilities </text:span><text:span text:style-name="T17">ourselves</text:span><text:span text:style-name="T23">.</text:span></text:p>
      <text:p text:style-name="P10"/>
      <text:p text:style-name="P11"><text:span text:style-name="T15">Likelihood</text:span></text:p>
      <text:p text:style-name="P11"><text:span text:style-name="T11">T</text:span><text:span text:style-name="T12">hankfully there have been no practical examples </text:span><text:span text:style-name="T11">yet </text:span><text:span text:style-name="T12">that we are aware of </text:span><text:span text:style-name="T11">this large scale exploiting of Bluetooth that we are aware of. However there all the components of this attack have been individually developed they have simply not been put together yet. Additionally due to the difficulty of detecting this attack it could have already happened and we have simply not noticed ye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Mono" svg:font-family="'Fira Mono'"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3T19:53:15.968882512</meta:creation-date>
    <dc:date>2022-09-26T18:23:46.918638602</dc:date>
    <meta:editing-duration>PT1H12M54S</meta:editing-duration>
    <meta:editing-cycles>9</meta:editing-cycles>
    <meta:generator>LibreOffice/7.3.5.2$Linux_X86_64 LibreOffice_project/30$Build-2</meta:generator>
    <meta:document-statistic meta:table-count="0" meta:image-count="0" meta:object-count="0" meta:page-count="2" meta:paragraph-count="8" meta:word-count="568" meta:character-count="3909" meta:non-whitespace-character-count="3346"/>
  </office:meta>
</office:document-meta>
</file>